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2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 style:list-style-name="L1">
      <style:graphic-properties draw:stroke="solid" draw:stroke-dash="Dash_20_1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Ultrafine_20_Dashed"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Nimbus Sans L'" style:font-family-generic="swiss" style:font-pitch="variable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8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family-asian="Gothic" style:font-pitch-asian="variable" style:font-size-asian="18pt" style:language-asian="none" style:country-asian="none" style:font-style-asian="normal" style:font-weight-asian="normal" style:font-family-complex="Tahoma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family="'Nimbus Sans L'" style:font-family-generic="swiss" style:font-pitch="variable" fo:font-size="12pt"/>
    </style:style>
    <style:style style:name="T1" style:family="text">
      <style:text-properties fo:font-family="'Nimbus Sans L'" style:font-family-generic="swiss" style:font-pitch="variable"/>
    </style:style>
    <style:style style:name="T2" style:family="text">
      <style:text-properties fo:font-family="'Nimbus Sans L'" style:font-family-generic="swiss" style:font-pitch="variable"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4.591cm" svg:height="5.664cm" svg:x="2.201cm" svg:y="5.376cm">
          <text:p text:style-name="P5"/>
        </draw:rect>
        <draw:rect draw:style-name="gr2" draw:text-style-name="P3" draw:layer="layout" svg:width="3.175cm" svg:height="3.175cm" svg:x="2.54cm" svg:y="5.715cm">
          <text:p text:style-name="P2"><text:span text:style-name="T1">A</text:span></text:p>
        </draw:rect>
        <draw:rect draw:style-name="gr3" draw:text-style-name="P1" draw:layer="layout" svg:width="0.381cm" svg:height="0.381cm" svg:x="5.532cm" svg:y="7.085cm">
          <text:p text:style-name="P5"/>
        </draw:rect>
        <draw:rect draw:style-name="gr4" draw:text-style-name="P4" draw:layer="layout" svg:width="0.381cm" svg:height="0.381cm" svg:x="10.922cm" svg:y="7.085cm">
          <text:p text:style-name="P5"/>
        </draw:rect>
        <draw:rect draw:style-name="gr2" draw:text-style-name="P3" draw:layer="layout" svg:width="3.175cm" svg:height="3.175cm" svg:x="13.335cm" svg:y="5.715cm">
          <text:p text:style-name="P2"><text:span text:style-name="T1">C</text:span></text:p>
        </draw:rect>
        <draw:rect draw:style-name="gr3" draw:text-style-name="P1" draw:layer="layout" svg:width="0.381cm" svg:height="0.381cm" svg:x="13.164cm" svg:y="7.086cm">
          <text:p text:style-name="P5"/>
        </draw:rect>
        <draw:line draw:style-name="gr5" draw:text-style-name="P1" draw:layer="layout" svg:x1="5.921cm" svg:y1="7.295cm" svg:x2="7.747cm" svg:y2="7.295cm">
          <text:p text:style-name="P5"/>
        </draw:line>
        <draw:line draw:style-name="gr5" draw:text-style-name="P1" draw:layer="layout" svg:x1="11.311cm" svg:y1="7.295cm" svg:x2="13.18cm" svg:y2="7.295cm">
          <text:p text:style-name="P5"/>
        </draw:line>
        <draw:frame draw:style-name="gr6" draw:text-style-name="P6" draw:layer="layout" svg:width="2.437cm" svg:height="0.882cm" svg:x="5.618cm" svg:y="6.294cm">
          <draw:text-box>
            <text:p text:style-name="P5"><text:span text:style-name="T2">TlmSendIf</text:span></text:p>
          </draw:text-box>
        </draw:frame>
        <draw:frame draw:style-name="gr6" draw:text-style-name="P6" draw:layer="layout" svg:width="2.437cm" svg:height="0.882cm" svg:x="11.01cm" svg:y="6.294cm">
          <draw:text-box>
            <text:p text:style-name="P5"><text:span text:style-name="T2">TlmSendIf</text:span></text:p>
          </draw:text-box>
        </draw:frame>
        <draw:rect draw:style-name="gr2" draw:text-style-name="P3" draw:layer="layout" svg:width="3.175cm" svg:height="3.175cm" svg:x="7.937cm" svg:y="5.716cm">
          <text:p text:style-name="P2"><text:span text:style-name="T1">B</text:span></text:p>
        </draw:rect>
        <draw:rect draw:style-name="gr3" draw:text-style-name="P1" draw:layer="layout" svg:width="0.381cm" svg:height="0.381cm" svg:x="7.747cm" svg:y="7.112cm">
          <text:p text:style-name="P5"/>
        </draw:rect>
        <draw:rect draw:style-name="gr3" draw:text-style-name="P1" draw:layer="layout" svg:width="0.381cm" svg:height="0.381cm" svg:x="10.907cm" svg:y="7.113cm">
          <text:p text:style-name="P5"/>
        </draw:rect>
        <draw:path draw:style-name="gr7" draw:layer="layout" svg:width="10.061cm" svg:height="2.092cm" draw:transform="rotate (-3.1415926535892) translate (14.14cm 10.237cm)" svg:viewBox="0 0 10062 2093" svg:d="m0 1799 29-102c263-468 352-1383 1199-1462 2107-198 6946-453 8116 73 366 336 618 1427 717 1784">
          <text:p text:style-name="P5"/>
        </draw:path>
        <draw:path draw:style-name="gr7" draw:layer="layout" svg:width="4.402cm" svg:height="1.298cm" draw:transform="rotate (-3.1415926535892) translate (13.833cm 9.385cm)" svg:viewBox="0 0 4403 1299" svg:d="m0 991 117-219c263-468 453-600 1185-673 1992-198 2339-73 2529 132 366 336 472 710 571 1067">
          <text:p text:style-name="P5"/>
        </draw:path>
        <draw:path draw:style-name="gr7" draw:layer="layout" svg:width="4.402cm" svg:height="1.298cm" draw:transform="rotate (-3.1415926535892) translate (9.212cm 9.473cm)" svg:viewBox="0 0 4403 1299" svg:d="m0 991 117-219c263-468 453-600 1185-673 1992-198 2339-73 2529 132 366 336 472 710 571 1067">
          <text:p text:style-name="P5"/>
        </draw:path>
        <draw:frame draw:style-name="gr6" draw:layer="layout" svg:width="1.281cm" svg:height="0.988cm" svg:x="11.52cm" svg:y="8.367cm">
          <draw:text-box>
            <text:p text:style-name="P5">e2</text:p>
          </draw:text-box>
        </draw:frame>
        <draw:frame draw:style-name="gr6" draw:layer="layout" svg:width="1.277cm" svg:height="0.988cm" svg:x="6.081cm" svg:y="8.455cm">
          <draw:text-box>
            <text:p text:style-name="P5">e1</text:p>
          </draw:text-box>
        </draw:frame>
        <draw:frame draw:style-name="gr6" draw:layer="layout" svg:width="0.883cm" svg:height="0.988cm" svg:x="8.859cm" svg:y="10.109cm">
          <draw:text-box>
            <text:p text:style-name="P5">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fr" fo:country="FR" style:font-family-asian="'Bitstream Vera San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-pre$Linux OpenOffice.org_project/680$Build-8825</meta:generator>
    <meta:initial-creator>Gilles Mouchard</meta:initial-creator>
    <meta:creation-date>2006-11-10T14:59:54</meta:creation-date>
    <dc:date>2006-11-13T17:05:00</dc:date>
    <dc:language>fr-FR</dc:language>
    <meta:editing-cycles>3</meta:editing-cycles>
    <meta:editing-duration>PT2H23M44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